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Variabl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Reasonable range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ndex put in by Pan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scont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Determines what type of traffic allowed on a r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edroad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0-11</text:p>
          </table:table-cell>
          <table:table-cell office:value-type="string" calcext:value-type="string">
            <text:p>Description of roads added to the GIS that are 250 feet or more and serve a specific land 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t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office:value-type="string" calcext:value-type="string">
            <text:p>Average annual daily traff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tderiva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How ADT is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tstation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office:value-type="string" calcext:value-type="string">
            <text:p>ADT count station location 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tyea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Year of ADT coll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igned_1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Defines the source of the assigned length va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ignedl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Segment length in m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-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n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n unique identifier combining county code and roadinventory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bs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Curb type identif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activ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ate road active or 1/1/2004, whichever soo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tion_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measured length along the specified EquationRoute where this roadsegment e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tionr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measured length along the specified EquationRoute where this roadsegment sta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ilityty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12</text:p>
          </table:table-cell>
          <table:table-cell office:value-type="string" calcext:value-type="string">
            <text:p>Mainline roadway, roundabout, tunnel, etc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rala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histor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ralfun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7</text:p>
          </table:table-cell>
          <table:table-cell office:value-type="string" calcext:value-type="string">
            <text:p>federal function classif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city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endtyp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defines the start of the street the segment lies 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measur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he measured length along the RoadSegment feature where the RoadInventory segment beg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state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5</text:p>
          </table:table-cell>
          <table:table-cell office:value-type="string" calcext:value-type="string">
            <text:p>state where the street starts, when at a state bound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street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Cross-street where the street starts, when it does so at a cross-str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0-6</text:p>
          </table:table-cell>
          <table:table-cell office:value-type="string" calcext:value-type="string">
            <text:p>use urban/rural designation to interpret functional classif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turefaci</text:p>
          </table:table-cell>
          <table:table-cell office:value-type="string" calcext:value-type="string">
            <text:p>int?</text:p>
          </table:table-cell>
          <table:table-cell table:number-columns-repeated="2"/>
          <table:table-cell office:value-type="string" calcext:value-type="string">
            <text:p>unknown defin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mscode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2 is part of the highway performance monitoring system, else 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mssampl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identifier of the hpms samp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i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vement rough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istatus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4</text:p>
          </table:table-cell>
          <table:table-cell office:value-type="string" calcext:value-type="string">
            <text:p>Data collected = 1 else the reason why 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iyea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Year of IRI measu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unknown defin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isdicti</text:p>
          </table:table-cell>
          <table:table-cell office:value-type="string" calcext:value-type="string">
            <text:p>Categorical (string?)</text:p>
          </table:table-cell>
          <table:table-cell/>
          <table:table-cell office:value-type="string" calcext:value-type="string">
            <text:p>1-0, B-J</text:p>
          </table:table-cell>
          <table:table-cell office:value-type="string" calcext:value-type="string">
            <text:p>Who has jurisdiction over the road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shou_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width of lefthand shou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should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lefthand shou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sidewa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width of lefthand side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fecycles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9</text:p>
          </table:table-cell>
          <table:table-cell office:value-type="string" calcext:value-type="string">
            <text:p>Describes status of road; parking lot, roadway, ferry, etc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dothig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MassDOT distri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type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0-6</text:p>
          </table:table-cell>
          <table:table-cell office:value-type="string" calcext:value-type="string">
            <text:p>type of median on divided ro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wid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width of the medain in f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s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1 on metropolitan highway system, 0 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eagecou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mileage counted towards road centerline mile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string?</text:p>
          </table:table-cell>
          <table:table-cell table:number-columns-repeated="2"/>
          <table:table-cell office:value-type="string" calcext:value-type="string">
            <text:p>Metropolitan Planning Org; translate to categorical?</text:p>
          </table:table-cell>
          <table:table-cell table:number-columns-repeated="2"/>
          <table:table-cell office:value-type="string" calcext:value-type="string">
            <text:p>TRANSLATE ME</text:p>
          </table:table-cell>
        </table:table-row>
        <table:table-row table:style-name="ro1">
          <table:table-cell office:value-type="string" calcext:value-type="string">
            <text:p>municipals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3</text:p>
          </table:table-cell>
          <table:table-cell office:value-type="string" calcext:value-type="string">
            <text:p>1 city, 2 town, 3 town with city gover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sstatus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0-15</text:p>
          </table:table-cell>
          <table:table-cell office:value-type="string" calcext:value-type="string">
            <text:p>national highway system 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ofp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umber of peak hour la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oftr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osingdi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5-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ositenu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Describes pavement cond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yea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Year of PSI esti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ofwa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ight of way wid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sho_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width of right shou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shoul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right shou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side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width of right side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adinve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unique identifier of the road inventory 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adsegme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unique identifier of the base ar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direc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irection</text:p>
          </table:table-cell>
          <table:table-cell table:number-columns-repeated="2"/>
          <table:table-cell office:value-type="string" calcext:value-type="string">
            <text:p>TRANSLATE ME</text:p>
          </table:table-cell>
        </table:table-row>
        <table:table-row table:style-name="ro1">
          <table:table-cell office:value-type="string" calcext:value-type="string">
            <text:p>routefrom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measured length along Route where this roadinventory segment e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key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primary state numbered route on which this segment lies. This could be handy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numb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route number design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quali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0-9</text:p>
          </table:table-cell>
          <table:table-cell office:value-type="string" calcext:value-type="string">
            <text:p>Not implemented at this time (supposedl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syst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route system, can be categor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t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measured length along Route where this roadinventory segment sta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type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Non-numbered, numbered and 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a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Regional Planning Agency, can be categorical</text:p>
          </table:table-cell>
          <table:table-cell table:number-columns-repeated="2"/>
          <table:table-cell office:value-type="string" calcext:value-type="string">
            <text:p>TRANSLATE ME</text:p>
          </table:table-cell>
        </table:table-row>
        <table:table-row table:style-name="ro1">
          <table:table-cell office:value-type="string" calcext:value-type="string">
            <text:p>shape_len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unknown defin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lim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5-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etlis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entifier of the street segment is 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etna_1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unknown defin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etname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etoper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1 one way, 2 two 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al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route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???</text:p>
          </table:table-cell>
          <table:table-cell office:value-type="string" calcext:value-type="string">
            <text:p>optional design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facetyp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9</text:p>
          </table:table-cell>
          <table:table-cell office:value-type="string" calcext:value-type="string">
            <text:p>Type of road surf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facewi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Measurement of traveled way, minus shoul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city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endtype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describes end of street segment lies 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lroad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0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easur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he measured length along the RoadSegment feature where the RoadInventory segment e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state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streetna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cross-street where the street e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cknetwo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unknown defin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ckroute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0-3</text:p>
          </table:table-cell>
          <table:table-cell office:value-type="string" calcext:value-type="string">
            <text:p>Type of trucks allow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ivide_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Width of the should on opposite side of r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ividedl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shoulder on the lefthand side of road while travelling NB/E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banizeda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e note</text:p>
          </table:table-cell>
          <table:table-cell office:value-type="string" calcext:value-type="string">
            <text:p>rural or description of urban area 23 different factors that could actually be four. Consider combining.</text:p>
          </table:table-cell>
          <table:table-cell table:number-columns-repeated="2"/>
          <table:table-cell office:value-type="string" calcext:value-type="string">
            <text:p>TRANSLATE ME</text:p>
          </table:table-cell>
        </table:table-row>
        <table:table-row table:style-name="ro1">
          <table:table-cell office:value-type="string" calcext:value-type="string">
            <text:p>urbantype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1-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 style:data-style-name="N2" text:time-value="21:40:56.364380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3:27:52.775832464</meta:creation-date>
    <dc:date>2016-06-11T23:22:26.546524894</dc:date>
    <meta:editing-duration>PT1H38M24S</meta:editing-duration>
    <meta:editing-cycles>27</meta:editing-cycles>
    <meta:generator>LibreOffice/4.2.8.2$Linux_X86_64 LibreOffice_project/420m0$Build-2</meta:generator>
    <meta:document-statistic meta:table-count="1" meta:cell-count="312" meta:object-count="0"/>
  </office:meta>
</office:document-meta>
</file>